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F_CPU</text:p>
          </table:table-cell>
          <table:table-cell table:style-name="ce3" office:value-type="float" office:value="8000000" calcext:value-type="float">
            <text:p>8000000</text:p>
          </table:table-cell>
          <table:table-cell office:value-type="string" calcext:value-type="string">
            <text:p>1/s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ce3" office:value-type="float" office:value="1024" calcext:value-type="float">
            <text:p>1024</text:p>
          </table:table-cell>
          <table:table-cell table:number-columns-repeated="2"/>
          <table:table-cell table:style-name="ce4" office:value-type="string" calcext:value-type="string">
            <text:p>input fields are grey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OCR0A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 table:number-columns-spanned="6" table:number-rows-spanned="1">
            <text:p>Period in ms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Prescaler</text:p>
          </table:table-cell>
          <table:covered-table-cell table:number-columns-repeated="4"/>
          <table:table-cell/>
          <table:table-cell office:value-type="string" calcext:value-type="string">
            <text:p>Period in s</text:p>
          </table:table-cell>
          <table:table-cell table:formula="of:=1/[.B2]*[.I2]*[.I3]" office:value-type="float" office:value="0.016" calcext:value-type="float">
            <text:p>0,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0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024" calcext:value-type="float">
            <text:p>1024</text:p>
          </table:table-cell>
          <table:table-cell/>
          <table:table-cell office:value-type="string" calcext:value-type="string">
            <text:p>Period in ms</text:p>
          </table:table-cell>
          <table:table-cell table:formula="of:=[.I5]*1000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$B$2]*[.B$6]*[.$A7]*1000" office:value-type="float" office:value="0.000125" calcext:value-type="float">
            <text:p>0,000125</text:p>
          </table:table-cell>
          <table:table-cell table:formula="of:=1/[.$B$2]*[.C$6]*[.$A7]*1000" office:value-type="float" office:value="0.001" calcext:value-type="float">
            <text:p>0,001</text:p>
          </table:table-cell>
          <table:table-cell table:formula="of:=1/[.$B$2]*[.D$6]*[.$A7]*1000" office:value-type="float" office:value="0.008" calcext:value-type="float">
            <text:p>0,008</text:p>
          </table:table-cell>
          <table:table-cell table:formula="of:=1/[.$B$2]*[.E$6]*[.$A7]*1000" office:value-type="float" office:value="0.032" calcext:value-type="float">
            <text:p>0,032</text:p>
          </table:table-cell>
          <table:table-cell table:formula="of:=1/[.$B$2]*[.F$6]*[.$A7]*1000" office:value-type="float" office:value="0.128" calcext:value-type="float">
            <text:p>0,12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$B$2]*[.B$6]*[.$A8]*1000" office:value-type="float" office:value="0.00125" calcext:value-type="float">
            <text:p>0,00125</text:p>
          </table:table-cell>
          <table:table-cell table:formula="of:=1/[.$B$2]*[.C$6]*[.$A8]*1000" office:value-type="float" office:value="0.01" calcext:value-type="float">
            <text:p>0,01</text:p>
          </table:table-cell>
          <table:table-cell table:formula="of:=1/[.$B$2]*[.D$6]*[.$A8]*1000" office:value-type="float" office:value="0.08" calcext:value-type="float">
            <text:p>0,08</text:p>
          </table:table-cell>
          <table:table-cell table:formula="of:=1/[.$B$2]*[.E$6]*[.$A8]*1000" office:value-type="float" office:value="0.32" calcext:value-type="float">
            <text:p>0,32</text:p>
          </table:table-cell>
          <table:table-cell table:formula="of:=1/[.$B$2]*[.F$6]*[.$A8]*1000" office:value-type="float" office:value="1.28" calcext:value-type="float">
            <text:p>1,28</text:p>
          </table:table-cell>
          <table:table-cell table:number-columns-repeated="6"/>
        </table:table-row>
        <table:table-row table:style-name="ro1">
          <table:table-cell table:formula="of:=[.A8]+10" office:value-type="float" office:value="20" calcext:value-type="float">
            <text:p>20</text:p>
          </table:table-cell>
          <table:table-cell table:formula="of:=1/[.$B$2]*[.B$6]*[.$A9]*1000" office:value-type="float" office:value="0.0025" calcext:value-type="float">
            <text:p>0,0025</text:p>
          </table:table-cell>
          <table:table-cell table:formula="of:=1/[.$B$2]*[.C$6]*[.$A9]*1000" office:value-type="float" office:value="0.02" calcext:value-type="float">
            <text:p>0,02</text:p>
          </table:table-cell>
          <table:table-cell table:formula="of:=1/[.$B$2]*[.D$6]*[.$A9]*1000" office:value-type="float" office:value="0.16" calcext:value-type="float">
            <text:p>0,16</text:p>
          </table:table-cell>
          <table:table-cell table:formula="of:=1/[.$B$2]*[.E$6]*[.$A9]*1000" office:value-type="float" office:value="0.64" calcext:value-type="float">
            <text:p>0,64</text:p>
          </table:table-cell>
          <table:table-cell table:formula="of:=1/[.$B$2]*[.F$6]*[.$A9]*1000"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formula="of:=[.A9]+10" office:value-type="float" office:value="30" calcext:value-type="float">
            <text:p>30</text:p>
          </table:table-cell>
          <table:table-cell table:formula="of:=1/[.$B$2]*[.B$6]*[.$A10]*1000" office:value-type="float" office:value="0.00375" calcext:value-type="float">
            <text:p>0,00375</text:p>
          </table:table-cell>
          <table:table-cell table:formula="of:=1/[.$B$2]*[.C$6]*[.$A10]*1000" office:value-type="float" office:value="0.03" calcext:value-type="float">
            <text:p>0,03</text:p>
          </table:table-cell>
          <table:table-cell table:formula="of:=1/[.$B$2]*[.D$6]*[.$A10]*1000" office:value-type="float" office:value="0.24" calcext:value-type="float">
            <text:p>0,24</text:p>
          </table:table-cell>
          <table:table-cell table:formula="of:=1/[.$B$2]*[.E$6]*[.$A10]*1000" office:value-type="float" office:value="0.96" calcext:value-type="float">
            <text:p>0,96</text:p>
          </table:table-cell>
          <table:table-cell table:formula="of:=1/[.$B$2]*[.F$6]*[.$A10]*1000"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table:formula="of:=[.A10]+10" office:value-type="float" office:value="40" calcext:value-type="float">
            <text:p>40</text:p>
          </table:table-cell>
          <table:table-cell table:formula="of:=1/[.$B$2]*[.B$6]*[.$A11]*1000" office:value-type="float" office:value="0.005" calcext:value-type="float">
            <text:p>0,005</text:p>
          </table:table-cell>
          <table:table-cell table:formula="of:=1/[.$B$2]*[.C$6]*[.$A11]*1000" office:value-type="float" office:value="0.04" calcext:value-type="float">
            <text:p>0,04</text:p>
          </table:table-cell>
          <table:table-cell table:formula="of:=1/[.$B$2]*[.D$6]*[.$A11]*1000" office:value-type="float" office:value="0.32" calcext:value-type="float">
            <text:p>0,32</text:p>
          </table:table-cell>
          <table:table-cell table:formula="of:=1/[.$B$2]*[.E$6]*[.$A11]*1000" office:value-type="float" office:value="1.28" calcext:value-type="float">
            <text:p>1,28</text:p>
          </table:table-cell>
          <table:table-cell table:formula="of:=1/[.$B$2]*[.F$6]*[.$A11]*1000" office:value-type="float" office:value="5.12" calcext:value-type="float">
            <text:p>5,12</text:p>
          </table:table-cell>
          <table:table-cell table:number-columns-repeated="6"/>
        </table:table-row>
        <table:table-row table:style-name="ro1">
          <table:table-cell table:formula="of:=[.A11]+10" office:value-type="float" office:value="50" calcext:value-type="float">
            <text:p>50</text:p>
          </table:table-cell>
          <table:table-cell table:formula="of:=1/[.$B$2]*[.B$6]*[.$A12]*1000" office:value-type="float" office:value="0.00625" calcext:value-type="float">
            <text:p>0,00625</text:p>
          </table:table-cell>
          <table:table-cell table:formula="of:=1/[.$B$2]*[.C$6]*[.$A12]*1000" office:value-type="float" office:value="0.05" calcext:value-type="float">
            <text:p>0,05</text:p>
          </table:table-cell>
          <table:table-cell table:formula="of:=1/[.$B$2]*[.D$6]*[.$A12]*1000" office:value-type="float" office:value="0.4" calcext:value-type="float">
            <text:p>0,4</text:p>
          </table:table-cell>
          <table:table-cell table:formula="of:=1/[.$B$2]*[.E$6]*[.$A12]*1000" office:value-type="float" office:value="1.6" calcext:value-type="float">
            <text:p>1,6</text:p>
          </table:table-cell>
          <table:table-cell table:formula="of:=1/[.$B$2]*[.F$6]*[.$A12]*1000" office:value-type="float" office:value="6.4" calcext:value-type="float">
            <text:p>6,4</text:p>
          </table:table-cell>
          <table:table-cell table:number-columns-repeated="6"/>
        </table:table-row>
        <table:table-row table:style-name="ro1">
          <table:table-cell table:formula="of:=[.A12]+10" office:value-type="float" office:value="60" calcext:value-type="float">
            <text:p>60</text:p>
          </table:table-cell>
          <table:table-cell table:formula="of:=1/[.$B$2]*[.B$6]*[.$A13]*1000" office:value-type="float" office:value="0.0075" calcext:value-type="float">
            <text:p>0,0075</text:p>
          </table:table-cell>
          <table:table-cell table:formula="of:=1/[.$B$2]*[.C$6]*[.$A13]*1000" office:value-type="float" office:value="0.06" calcext:value-type="float">
            <text:p>0,06</text:p>
          </table:table-cell>
          <table:table-cell table:formula="of:=1/[.$B$2]*[.D$6]*[.$A13]*1000" office:value-type="float" office:value="0.48" calcext:value-type="float">
            <text:p>0,48</text:p>
          </table:table-cell>
          <table:table-cell table:formula="of:=1/[.$B$2]*[.E$6]*[.$A13]*1000" office:value-type="float" office:value="1.92" calcext:value-type="float">
            <text:p>1,92</text:p>
          </table:table-cell>
          <table:table-cell table:formula="of:=1/[.$B$2]*[.F$6]*[.$A13]*1000" office:value-type="float" office:value="7.68" calcext:value-type="float">
            <text:p>7,68</text:p>
          </table:table-cell>
          <table:table-cell table:number-columns-repeated="6"/>
        </table:table-row>
        <table:table-row table:style-name="ro1">
          <table:table-cell table:formula="of:=[.A13]+10" office:value-type="float" office:value="70" calcext:value-type="float">
            <text:p>70</text:p>
          </table:table-cell>
          <table:table-cell table:formula="of:=1/[.$B$2]*[.B$6]*[.$A14]*1000" office:value-type="float" office:value="0.00875" calcext:value-type="float">
            <text:p>0,00875</text:p>
          </table:table-cell>
          <table:table-cell table:formula="of:=1/[.$B$2]*[.C$6]*[.$A14]*1000" office:value-type="float" office:value="0.07" calcext:value-type="float">
            <text:p>0,07</text:p>
          </table:table-cell>
          <table:table-cell table:formula="of:=1/[.$B$2]*[.D$6]*[.$A14]*1000" office:value-type="float" office:value="0.56" calcext:value-type="float">
            <text:p>0,56</text:p>
          </table:table-cell>
          <table:table-cell table:formula="of:=1/[.$B$2]*[.E$6]*[.$A14]*1000" office:value-type="float" office:value="2.24" calcext:value-type="float">
            <text:p>2,24</text:p>
          </table:table-cell>
          <table:table-cell table:formula="of:=1/[.$B$2]*[.F$6]*[.$A14]*1000" office:value-type="float" office:value="8.96" calcext:value-type="float">
            <text:p>8,96</text:p>
          </table:table-cell>
          <table:table-cell table:number-columns-repeated="6"/>
        </table:table-row>
        <table:table-row table:style-name="ro1">
          <table:table-cell table:formula="of:=[.A14]+10" office:value-type="float" office:value="80" calcext:value-type="float">
            <text:p>80</text:p>
          </table:table-cell>
          <table:table-cell table:formula="of:=1/[.$B$2]*[.B$6]*[.$A15]*1000" office:value-type="float" office:value="0.01" calcext:value-type="float">
            <text:p>0,01</text:p>
          </table:table-cell>
          <table:table-cell table:formula="of:=1/[.$B$2]*[.C$6]*[.$A15]*1000" office:value-type="float" office:value="0.08" calcext:value-type="float">
            <text:p>0,08</text:p>
          </table:table-cell>
          <table:table-cell table:formula="of:=1/[.$B$2]*[.D$6]*[.$A15]*1000" office:value-type="float" office:value="0.64" calcext:value-type="float">
            <text:p>0,64</text:p>
          </table:table-cell>
          <table:table-cell table:formula="of:=1/[.$B$2]*[.E$6]*[.$A15]*1000" office:value-type="float" office:value="2.56" calcext:value-type="float">
            <text:p>2,56</text:p>
          </table:table-cell>
          <table:table-cell table:formula="of:=1/[.$B$2]*[.F$6]*[.$A15]*1000" office:value-type="float" office:value="10.24" calcext:value-type="float">
            <text:p>10,24</text:p>
          </table:table-cell>
          <table:table-cell table:number-columns-repeated="6"/>
        </table:table-row>
        <table:table-row table:style-name="ro1">
          <table:table-cell table:formula="of:=[.A15]+10" office:value-type="float" office:value="90" calcext:value-type="float">
            <text:p>90</text:p>
          </table:table-cell>
          <table:table-cell table:formula="of:=1/[.$B$2]*[.B$6]*[.$A16]*1000" office:value-type="float" office:value="0.01125" calcext:value-type="float">
            <text:p>0,01125</text:p>
          </table:table-cell>
          <table:table-cell table:formula="of:=1/[.$B$2]*[.C$6]*[.$A16]*1000" office:value-type="float" office:value="0.09" calcext:value-type="float">
            <text:p>0,09</text:p>
          </table:table-cell>
          <table:table-cell table:formula="of:=1/[.$B$2]*[.D$6]*[.$A16]*1000" office:value-type="float" office:value="0.72" calcext:value-type="float">
            <text:p>0,72</text:p>
          </table:table-cell>
          <table:table-cell table:formula="of:=1/[.$B$2]*[.E$6]*[.$A16]*1000" office:value-type="float" office:value="2.88" calcext:value-type="float">
            <text:p>2,88</text:p>
          </table:table-cell>
          <table:table-cell table:formula="of:=1/[.$B$2]*[.F$6]*[.$A16]*1000" office:value-type="float" office:value="11.52" calcext:value-type="float">
            <text:p>11,52</text:p>
          </table:table-cell>
          <table:table-cell table:number-columns-repeated="6"/>
        </table:table-row>
        <table:table-row table:style-name="ro1">
          <table:table-cell table:formula="of:=[.A16]+10" office:value-type="float" office:value="100" calcext:value-type="float">
            <text:p>100</text:p>
          </table:table-cell>
          <table:table-cell table:formula="of:=1/[.$B$2]*[.B$6]*[.$A17]*1000" office:value-type="float" office:value="0.0125" calcext:value-type="float">
            <text:p>0,0125</text:p>
          </table:table-cell>
          <table:table-cell table:formula="of:=1/[.$B$2]*[.C$6]*[.$A17]*1000" office:value-type="float" office:value="0.1" calcext:value-type="float">
            <text:p>0,1</text:p>
          </table:table-cell>
          <table:table-cell table:formula="of:=1/[.$B$2]*[.D$6]*[.$A17]*1000" office:value-type="float" office:value="0.8" calcext:value-type="float">
            <text:p>0,8</text:p>
          </table:table-cell>
          <table:table-cell table:formula="of:=1/[.$B$2]*[.E$6]*[.$A17]*1000" office:value-type="float" office:value="3.2" calcext:value-type="float">
            <text:p>3,2</text:p>
          </table:table-cell>
          <table:table-cell table:formula="of:=1/[.$B$2]*[.F$6]*[.$A17]*1000" office:value-type="float" office:value="12.8" calcext:value-type="float">
            <text:p>12,8</text:p>
          </table:table-cell>
          <table:table-cell table:number-columns-repeated="6"/>
        </table:table-row>
        <table:table-row table:style-name="ro1">
          <table:table-cell table:formula="of:=[.A17]+10" office:value-type="float" office:value="110" calcext:value-type="float">
            <text:p>110</text:p>
          </table:table-cell>
          <table:table-cell table:formula="of:=1/[.$B$2]*[.B$6]*[.$A18]*1000" office:value-type="float" office:value="0.01375" calcext:value-type="float">
            <text:p>0,01375</text:p>
          </table:table-cell>
          <table:table-cell table:formula="of:=1/[.$B$2]*[.C$6]*[.$A18]*1000" office:value-type="float" office:value="0.11" calcext:value-type="float">
            <text:p>0,11</text:p>
          </table:table-cell>
          <table:table-cell table:formula="of:=1/[.$B$2]*[.D$6]*[.$A18]*1000" office:value-type="float" office:value="0.88" calcext:value-type="float">
            <text:p>0,88</text:p>
          </table:table-cell>
          <table:table-cell table:formula="of:=1/[.$B$2]*[.E$6]*[.$A18]*1000" office:value-type="float" office:value="3.52" calcext:value-type="float">
            <text:p>3,52</text:p>
          </table:table-cell>
          <table:table-cell table:formula="of:=1/[.$B$2]*[.F$6]*[.$A18]*1000" office:value-type="float" office:value="14.08" calcext:value-type="float">
            <text:p>14,08</text:p>
          </table:table-cell>
          <table:table-cell table:number-columns-repeated="6"/>
        </table:table-row>
        <table:table-row table:style-name="ro1">
          <table:table-cell table:formula="of:=[.A18]+10" office:value-type="float" office:value="120" calcext:value-type="float">
            <text:p>120</text:p>
          </table:table-cell>
          <table:table-cell table:formula="of:=1/[.$B$2]*[.B$6]*[.$A19]*1000" office:value-type="float" office:value="0.015" calcext:value-type="float">
            <text:p>0,015</text:p>
          </table:table-cell>
          <table:table-cell table:formula="of:=1/[.$B$2]*[.C$6]*[.$A19]*1000" office:value-type="float" office:value="0.12" calcext:value-type="float">
            <text:p>0,12</text:p>
          </table:table-cell>
          <table:table-cell table:formula="of:=1/[.$B$2]*[.D$6]*[.$A19]*1000" office:value-type="float" office:value="0.96" calcext:value-type="float">
            <text:p>0,96</text:p>
          </table:table-cell>
          <table:table-cell table:formula="of:=1/[.$B$2]*[.E$6]*[.$A19]*1000" office:value-type="float" office:value="3.84" calcext:value-type="float">
            <text:p>3,84</text:p>
          </table:table-cell>
          <table:table-cell table:formula="of:=1/[.$B$2]*[.F$6]*[.$A19]*1000" office:value-type="float" office:value="15.36" calcext:value-type="float">
            <text:p>15,36</text:p>
          </table:table-cell>
          <table:table-cell table:number-columns-repeated="6"/>
        </table:table-row>
        <table:table-row table:style-name="ro1">
          <table:table-cell table:formula="of:=[.A19]+10" office:value-type="float" office:value="130" calcext:value-type="float">
            <text:p>130</text:p>
          </table:table-cell>
          <table:table-cell table:formula="of:=1/[.$B$2]*[.B$6]*[.$A20]*1000" office:value-type="float" office:value="0.01625" calcext:value-type="float">
            <text:p>0,01625</text:p>
          </table:table-cell>
          <table:table-cell table:formula="of:=1/[.$B$2]*[.C$6]*[.$A20]*1000" office:value-type="float" office:value="0.13" calcext:value-type="float">
            <text:p>0,13</text:p>
          </table:table-cell>
          <table:table-cell table:formula="of:=1/[.$B$2]*[.D$6]*[.$A20]*1000" office:value-type="float" office:value="1.04" calcext:value-type="float">
            <text:p>1,04</text:p>
          </table:table-cell>
          <table:table-cell table:formula="of:=1/[.$B$2]*[.E$6]*[.$A20]*1000" office:value-type="float" office:value="4.16" calcext:value-type="float">
            <text:p>4,16</text:p>
          </table:table-cell>
          <table:table-cell table:formula="of:=1/[.$B$2]*[.F$6]*[.$A20]*1000" office:value-type="float" office:value="16.64" calcext:value-type="float">
            <text:p>16,64</text:p>
          </table:table-cell>
          <table:table-cell table:number-columns-repeated="6"/>
        </table:table-row>
        <table:table-row table:style-name="ro1">
          <table:table-cell table:formula="of:=[.A20]+10" office:value-type="float" office:value="140" calcext:value-type="float">
            <text:p>140</text:p>
          </table:table-cell>
          <table:table-cell table:formula="of:=1/[.$B$2]*[.B$6]*[.$A21]*1000" office:value-type="float" office:value="0.0175" calcext:value-type="float">
            <text:p>0,0175</text:p>
          </table:table-cell>
          <table:table-cell table:formula="of:=1/[.$B$2]*[.C$6]*[.$A21]*1000" office:value-type="float" office:value="0.14" calcext:value-type="float">
            <text:p>0,14</text:p>
          </table:table-cell>
          <table:table-cell table:formula="of:=1/[.$B$2]*[.D$6]*[.$A21]*1000" office:value-type="float" office:value="1.12" calcext:value-type="float">
            <text:p>1,12</text:p>
          </table:table-cell>
          <table:table-cell table:formula="of:=1/[.$B$2]*[.E$6]*[.$A21]*1000" office:value-type="float" office:value="4.48" calcext:value-type="float">
            <text:p>4,48</text:p>
          </table:table-cell>
          <table:table-cell table:formula="of:=1/[.$B$2]*[.F$6]*[.$A21]*1000" office:value-type="float" office:value="17.92" calcext:value-type="float">
            <text:p>17,92</text:p>
          </table:table-cell>
          <table:table-cell table:number-columns-repeated="6"/>
        </table:table-row>
        <table:table-row table:style-name="ro1">
          <table:table-cell table:formula="of:=[.A21]+10" office:value-type="float" office:value="150" calcext:value-type="float">
            <text:p>150</text:p>
          </table:table-cell>
          <table:table-cell table:formula="of:=1/[.$B$2]*[.B$6]*[.$A22]*1000" office:value-type="float" office:value="0.01875" calcext:value-type="float">
            <text:p>0,01875</text:p>
          </table:table-cell>
          <table:table-cell table:formula="of:=1/[.$B$2]*[.C$6]*[.$A22]*1000" office:value-type="float" office:value="0.15" calcext:value-type="float">
            <text:p>0,15</text:p>
          </table:table-cell>
          <table:table-cell table:formula="of:=1/[.$B$2]*[.D$6]*[.$A22]*1000" office:value-type="float" office:value="1.2" calcext:value-type="float">
            <text:p>1,2</text:p>
          </table:table-cell>
          <table:table-cell table:formula="of:=1/[.$B$2]*[.E$6]*[.$A22]*1000" office:value-type="float" office:value="4.8" calcext:value-type="float">
            <text:p>4,8</text:p>
          </table:table-cell>
          <table:table-cell table:formula="of:=1/[.$B$2]*[.F$6]*[.$A22]*1000" office:value-type="float" office:value="19.2" calcext:value-type="float">
            <text:p>19,2</text:p>
          </table:table-cell>
          <table:table-cell table:number-columns-repeated="6"/>
        </table:table-row>
        <table:table-row table:style-name="ro1">
          <table:table-cell table:formula="of:=[.A22]+10" office:value-type="float" office:value="160" calcext:value-type="float">
            <text:p>160</text:p>
          </table:table-cell>
          <table:table-cell table:formula="of:=1/[.$B$2]*[.B$6]*[.$A23]*1000" office:value-type="float" office:value="0.02" calcext:value-type="float">
            <text:p>0,02</text:p>
          </table:table-cell>
          <table:table-cell table:formula="of:=1/[.$B$2]*[.C$6]*[.$A23]*1000" office:value-type="float" office:value="0.16" calcext:value-type="float">
            <text:p>0,16</text:p>
          </table:table-cell>
          <table:table-cell table:formula="of:=1/[.$B$2]*[.D$6]*[.$A23]*1000" office:value-type="float" office:value="1.28" calcext:value-type="float">
            <text:p>1,28</text:p>
          </table:table-cell>
          <table:table-cell table:formula="of:=1/[.$B$2]*[.E$6]*[.$A23]*1000" office:value-type="float" office:value="5.12" calcext:value-type="float">
            <text:p>5,12</text:p>
          </table:table-cell>
          <table:table-cell table:formula="of:=1/[.$B$2]*[.F$6]*[.$A23]*1000" office:value-type="float" office:value="20.48" calcext:value-type="float">
            <text:p>20,48</text:p>
          </table:table-cell>
          <table:table-cell table:number-columns-repeated="6"/>
        </table:table-row>
        <table:table-row table:style-name="ro1">
          <table:table-cell table:formula="of:=[.A23]+10" office:value-type="float" office:value="170" calcext:value-type="float">
            <text:p>170</text:p>
          </table:table-cell>
          <table:table-cell table:formula="of:=1/[.$B$2]*[.B$6]*[.$A24]*1000" office:value-type="float" office:value="0.02125" calcext:value-type="float">
            <text:p>0,02125</text:p>
          </table:table-cell>
          <table:table-cell table:formula="of:=1/[.$B$2]*[.C$6]*[.$A24]*1000" office:value-type="float" office:value="0.17" calcext:value-type="float">
            <text:p>0,17</text:p>
          </table:table-cell>
          <table:table-cell table:formula="of:=1/[.$B$2]*[.D$6]*[.$A24]*1000" office:value-type="float" office:value="1.36" calcext:value-type="float">
            <text:p>1,36</text:p>
          </table:table-cell>
          <table:table-cell table:formula="of:=1/[.$B$2]*[.E$6]*[.$A24]*1000" office:value-type="float" office:value="5.44" calcext:value-type="float">
            <text:p>5,44</text:p>
          </table:table-cell>
          <table:table-cell table:formula="of:=1/[.$B$2]*[.F$6]*[.$A24]*1000" office:value-type="float" office:value="21.76" calcext:value-type="float">
            <text:p>21,76</text:p>
          </table:table-cell>
          <table:table-cell table:number-columns-repeated="6"/>
        </table:table-row>
        <table:table-row table:style-name="ro1">
          <table:table-cell table:formula="of:=[.A24]+10" office:value-type="float" office:value="180" calcext:value-type="float">
            <text:p>180</text:p>
          </table:table-cell>
          <table:table-cell table:formula="of:=1/[.$B$2]*[.B$6]*[.$A25]*1000" office:value-type="float" office:value="0.0225" calcext:value-type="float">
            <text:p>0,0225</text:p>
          </table:table-cell>
          <table:table-cell table:formula="of:=1/[.$B$2]*[.C$6]*[.$A25]*1000" office:value-type="float" office:value="0.18" calcext:value-type="float">
            <text:p>0,18</text:p>
          </table:table-cell>
          <table:table-cell table:formula="of:=1/[.$B$2]*[.D$6]*[.$A25]*1000" office:value-type="float" office:value="1.44" calcext:value-type="float">
            <text:p>1,44</text:p>
          </table:table-cell>
          <table:table-cell table:formula="of:=1/[.$B$2]*[.E$6]*[.$A25]*1000" office:value-type="float" office:value="5.76" calcext:value-type="float">
            <text:p>5,76</text:p>
          </table:table-cell>
          <table:table-cell table:formula="of:=1/[.$B$2]*[.F$6]*[.$A25]*1000" office:value-type="float" office:value="23.04" calcext:value-type="float">
            <text:p>23,04</text:p>
          </table:table-cell>
          <table:table-cell table:number-columns-repeated="6"/>
        </table:table-row>
        <table:table-row table:style-name="ro1">
          <table:table-cell table:formula="of:=[.A25]+10" office:value-type="float" office:value="190" calcext:value-type="float">
            <text:p>190</text:p>
          </table:table-cell>
          <table:table-cell table:formula="of:=1/[.$B$2]*[.B$6]*[.$A26]*1000" office:value-type="float" office:value="0.02375" calcext:value-type="float">
            <text:p>0,02375</text:p>
          </table:table-cell>
          <table:table-cell table:formula="of:=1/[.$B$2]*[.C$6]*[.$A26]*1000" office:value-type="float" office:value="0.19" calcext:value-type="float">
            <text:p>0,19</text:p>
          </table:table-cell>
          <table:table-cell table:formula="of:=1/[.$B$2]*[.D$6]*[.$A26]*1000" office:value-type="float" office:value="1.52" calcext:value-type="float">
            <text:p>1,52</text:p>
          </table:table-cell>
          <table:table-cell table:formula="of:=1/[.$B$2]*[.E$6]*[.$A26]*1000" office:value-type="float" office:value="6.08" calcext:value-type="float">
            <text:p>6,08</text:p>
          </table:table-cell>
          <table:table-cell table:formula="of:=1/[.$B$2]*[.F$6]*[.$A26]*1000" office:value-type="float" office:value="24.32" calcext:value-type="float">
            <text:p>24,32</text:p>
          </table:table-cell>
          <table:table-cell table:number-columns-repeated="6"/>
        </table:table-row>
        <table:table-row table:style-name="ro1">
          <table:table-cell table:formula="of:=[.A26]+10" office:value-type="float" office:value="200" calcext:value-type="float">
            <text:p>200</text:p>
          </table:table-cell>
          <table:table-cell table:formula="of:=1/[.$B$2]*[.B$6]*[.$A27]*1000" office:value-type="float" office:value="0.025" calcext:value-type="float">
            <text:p>0,025</text:p>
          </table:table-cell>
          <table:table-cell table:formula="of:=1/[.$B$2]*[.C$6]*[.$A27]*1000" office:value-type="float" office:value="0.2" calcext:value-type="float">
            <text:p>0,2</text:p>
          </table:table-cell>
          <table:table-cell table:formula="of:=1/[.$B$2]*[.D$6]*[.$A27]*1000" office:value-type="float" office:value="1.6" calcext:value-type="float">
            <text:p>1,6</text:p>
          </table:table-cell>
          <table:table-cell table:formula="of:=1/[.$B$2]*[.E$6]*[.$A27]*1000" office:value-type="float" office:value="6.4" calcext:value-type="float">
            <text:p>6,4</text:p>
          </table:table-cell>
          <table:table-cell table:formula="of:=1/[.$B$2]*[.F$6]*[.$A27]*1000" office:value-type="float" office:value="25.6" calcext:value-type="float">
            <text:p>25,6</text:p>
          </table:table-cell>
          <table:table-cell table:number-columns-repeated="6"/>
        </table:table-row>
        <table:table-row table:style-name="ro1">
          <table:table-cell table:formula="of:=[.A27]+10" office:value-type="float" office:value="210" calcext:value-type="float">
            <text:p>210</text:p>
          </table:table-cell>
          <table:table-cell table:formula="of:=1/[.$B$2]*[.B$6]*[.$A28]*1000" office:value-type="float" office:value="0.02625" calcext:value-type="float">
            <text:p>0,02625</text:p>
          </table:table-cell>
          <table:table-cell table:formula="of:=1/[.$B$2]*[.C$6]*[.$A28]*1000" office:value-type="float" office:value="0.21" calcext:value-type="float">
            <text:p>0,21</text:p>
          </table:table-cell>
          <table:table-cell table:formula="of:=1/[.$B$2]*[.D$6]*[.$A28]*1000" office:value-type="float" office:value="1.68" calcext:value-type="float">
            <text:p>1,68</text:p>
          </table:table-cell>
          <table:table-cell table:formula="of:=1/[.$B$2]*[.E$6]*[.$A28]*1000" office:value-type="float" office:value="6.72" calcext:value-type="float">
            <text:p>6,72</text:p>
          </table:table-cell>
          <table:table-cell table:formula="of:=1/[.$B$2]*[.F$6]*[.$A28]*1000" office:value-type="float" office:value="26.88" calcext:value-type="float">
            <text:p>26,88</text:p>
          </table:table-cell>
          <table:table-cell table:number-columns-repeated="6"/>
        </table:table-row>
        <table:table-row table:style-name="ro1">
          <table:table-cell table:formula="of:=[.A28]+10" office:value-type="float" office:value="220" calcext:value-type="float">
            <text:p>220</text:p>
          </table:table-cell>
          <table:table-cell table:formula="of:=1/[.$B$2]*[.B$6]*[.$A29]*1000" office:value-type="float" office:value="0.0275" calcext:value-type="float">
            <text:p>0,0275</text:p>
          </table:table-cell>
          <table:table-cell table:formula="of:=1/[.$B$2]*[.C$6]*[.$A29]*1000" office:value-type="float" office:value="0.22" calcext:value-type="float">
            <text:p>0,22</text:p>
          </table:table-cell>
          <table:table-cell table:formula="of:=1/[.$B$2]*[.D$6]*[.$A29]*1000" office:value-type="float" office:value="1.76" calcext:value-type="float">
            <text:p>1,76</text:p>
          </table:table-cell>
          <table:table-cell table:formula="of:=1/[.$B$2]*[.E$6]*[.$A29]*1000" office:value-type="float" office:value="7.04" calcext:value-type="float">
            <text:p>7,04</text:p>
          </table:table-cell>
          <table:table-cell table:formula="of:=1/[.$B$2]*[.F$6]*[.$A29]*1000" office:value-type="float" office:value="28.16" calcext:value-type="float">
            <text:p>28,16</text:p>
          </table:table-cell>
          <table:table-cell table:number-columns-repeated="6"/>
        </table:table-row>
        <table:table-row table:style-name="ro1">
          <table:table-cell table:formula="of:=[.A29]+10" office:value-type="float" office:value="230" calcext:value-type="float">
            <text:p>230</text:p>
          </table:table-cell>
          <table:table-cell table:formula="of:=1/[.$B$2]*[.B$6]*[.$A30]*1000" office:value-type="float" office:value="0.02875" calcext:value-type="float">
            <text:p>0,02875</text:p>
          </table:table-cell>
          <table:table-cell table:formula="of:=1/[.$B$2]*[.C$6]*[.$A30]*1000" office:value-type="float" office:value="0.23" calcext:value-type="float">
            <text:p>0,23</text:p>
          </table:table-cell>
          <table:table-cell table:formula="of:=1/[.$B$2]*[.D$6]*[.$A30]*1000" office:value-type="float" office:value="1.84" calcext:value-type="float">
            <text:p>1,84</text:p>
          </table:table-cell>
          <table:table-cell table:formula="of:=1/[.$B$2]*[.E$6]*[.$A30]*1000" office:value-type="float" office:value="7.36" calcext:value-type="float">
            <text:p>7,36</text:p>
          </table:table-cell>
          <table:table-cell table:formula="of:=1/[.$B$2]*[.F$6]*[.$A30]*1000" office:value-type="float" office:value="29.44" calcext:value-type="float">
            <text:p>29,44</text:p>
          </table:table-cell>
          <table:table-cell table:number-columns-repeated="6"/>
        </table:table-row>
        <table:table-row table:style-name="ro1">
          <table:table-cell table:formula="of:=[.A30]+10" office:value-type="float" office:value="240" calcext:value-type="float">
            <text:p>240</text:p>
          </table:table-cell>
          <table:table-cell table:formula="of:=1/[.$B$2]*[.B$6]*[.$A31]*1000" office:value-type="float" office:value="0.03" calcext:value-type="float">
            <text:p>0,03</text:p>
          </table:table-cell>
          <table:table-cell table:formula="of:=1/[.$B$2]*[.C$6]*[.$A31]*1000" office:value-type="float" office:value="0.24" calcext:value-type="float">
            <text:p>0,24</text:p>
          </table:table-cell>
          <table:table-cell table:formula="of:=1/[.$B$2]*[.D$6]*[.$A31]*1000" office:value-type="float" office:value="1.92" calcext:value-type="float">
            <text:p>1,92</text:p>
          </table:table-cell>
          <table:table-cell table:formula="of:=1/[.$B$2]*[.E$6]*[.$A31]*1000" office:value-type="float" office:value="7.68" calcext:value-type="float">
            <text:p>7,68</text:p>
          </table:table-cell>
          <table:table-cell table:formula="of:=1/[.$B$2]*[.F$6]*[.$A31]*1000" office:value-type="float" office:value="30.72" calcext:value-type="float">
            <text:p>30,72</text:p>
          </table:table-cell>
          <table:table-cell table:number-columns-repeated="6"/>
        </table:table-row>
        <table:table-row table:style-name="ro1">
          <table:table-cell table:formula="of:=[.A31]+10" office:value-type="float" office:value="250" calcext:value-type="float">
            <text:p>250</text:p>
          </table:table-cell>
          <table:table-cell table:formula="of:=1/[.$B$2]*[.B$6]*[.$A32]*1000" office:value-type="float" office:value="0.03125" calcext:value-type="float">
            <text:p>0,03125</text:p>
          </table:table-cell>
          <table:table-cell table:formula="of:=1/[.$B$2]*[.C$6]*[.$A32]*1000" office:value-type="float" office:value="0.25" calcext:value-type="float">
            <text:p>0,25</text:p>
          </table:table-cell>
          <table:table-cell table:formula="of:=1/[.$B$2]*[.D$6]*[.$A32]*1000" office:value-type="float" office:value="2" calcext:value-type="float">
            <text:p>2</text:p>
          </table:table-cell>
          <table:table-cell table:formula="of:=1/[.$B$2]*[.E$6]*[.$A32]*1000" office:value-type="float" office:value="8" calcext:value-type="float">
            <text:p>8</text:p>
          </table:table-cell>
          <table:table-cell table:formula="of:=1/[.$B$2]*[.F$6]*[.$A32]*1000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1/[.$B$2]*[.B$6]*[.$A33]*1000" office:value-type="float" office:value="0.031875" calcext:value-type="float">
            <text:p>0,031875</text:p>
          </table:table-cell>
          <table:table-cell table:formula="of:=1/[.$B$2]*[.C$6]*[.$A33]*1000" office:value-type="float" office:value="0.255" calcext:value-type="float">
            <text:p>0,255</text:p>
          </table:table-cell>
          <table:table-cell table:formula="of:=1/[.$B$2]*[.D$6]*[.$A33]*1000" office:value-type="float" office:value="2.04" calcext:value-type="float">
            <text:p>2,04</text:p>
          </table:table-cell>
          <table:table-cell table:formula="of:=1/[.$B$2]*[.E$6]*[.$A33]*1000" office:value-type="float" office:value="8.16" calcext:value-type="float">
            <text:p>8,16</text:p>
          </table:table-cell>
          <table:table-cell table:formula="of:=1/[.$B$2]*[.F$6]*[.$A33]*1000" office:value-type="float" office:value="32.64" calcext:value-type="float">
            <text:p>32,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21:15:37.519969436</meta:creation-date>
    <dc:date>2023-11-16T11:28:08.298923162</dc:date>
    <meta:editing-duration>PT2H37M7S</meta:editing-duration>
    <meta:editing-cycles>8</meta:editing-cycles>
    <meta:generator>LibreOffice/7.3.7.2$Linux_X86_64 LibreOffice_project/30$Build-2</meta:generator>
    <meta:document-statistic meta:table-count="1" meta:cell-count="182" meta:object-count="0"/>
  </office:meta>
</office:document-meta>
</file>